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1"/>
    <style:style style:name="ce5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Nr zdarzenia</text:p>
          </table:table-cell>
          <table:table-cell office:value-type="string">
            <text:p>Nagranie</text:p>
          </table:table-cell>
          <table:table-cell table:style-name="Default" office:value-type="string">
            <text:p>Początek czasu nagrania</text:p>
          </table:table-cell>
          <table:table-cell table:style-name="Default" office:value-type="string">
            <text:p>Czas zegarowy</text:p>
          </table:table-cell>
          <table:table-cell office:value-type="string">
            <text:p>Zdarzenie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time" office:time-value="PT00H00M14S">
            <text:p>00:00:14</text:p>
          </table:table-cell>
          <table:table-cell office:value-type="time" office:time-value="PT13H53M23S">
            <text:p>13:53:23</text:p>
          </table:table-cell>
          <table:table-cell office:value-type="string">
            <text:p>Eksplozja (huk) w okolicy ogniska.</text:p>
          </table:table-cell>
          <table:table-cell table:number-columns-repeated="1019"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time" office:time-value="PT00H02M51S">
            <text:p>00:02:51</text:p>
          </table:table-cell>
          <table:table-cell office:value-type="time" office:time-value="PT13H56M00S">
            <text:p>13:56:00</text:p>
          </table:table-cell>
          <table:table-cell office:value-type="string">
            <text:p>Komunikat z głośników: W imieniu organizatora prosimy o nieużywanie pirotechniki i zachowanie zgodne z prawem. Proszę państwa, prosimy o zachowanie zgodne z prawem i nieużywanie pirotechniki. W imieniu organizatora...</text:p>
          </table:table-cell>
          <table:table-cell table:number-columns-repeated="1019"/>
        </table:table-row>
        <table:table-row table:style-name="ro1">
          <table:table-cell table:style-name="ce2" table:formula="of:=ROW()-1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5" office:value-type="time" office:time-value="PT02H21M43S">
            <text:p>02:21:43</text:p>
          </table:table-cell>
          <table:table-cell table:style-name="ce5" office:value-type="time" office:time-value="PT13H56M43S">
            <text:p>13:56:43</text:p>
          </table:table-cell>
          <table:table-cell table:style-name="ce3" office:value-type="string">
            <text:p>Widoczna trumna, a kilka metrów za nią samochód z nagłośnieniem</text:p>
          </table:table-cell>
          <table:table-cell table:style-name="ce3" table:number-columns-repeated="1019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time" office:time-value="PT02H56M26S">
            <text:p>02:56:26</text:p>
          </table:table-cell>
          <table:table-cell office:value-type="time" office:time-value="PT13H56M44S">
            <text:p>13:56:44</text:p>
          </table:table-cell>
          <table:table-cell office:value-type="string">
            <text:p>Głos z trybuny: [...] i ja oficjalnie naszą część zgromadzenia zakończę, ale to jeszcze sekundeczkę</text:p>
          </table:table-cell>
          <table:table-cell table:number-columns-repeated="1019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time" office:time-value="PT00H00M00S">
            <text:p>00:00:00</text:p>
          </table:table-cell>
          <table:table-cell office:value-type="time" office:time-value="PT13H56M59S">
            <text:p>13:56:59</text:p>
          </table:table-cell>
          <table:table-cell office:value-type="string">
            <text:p>początek nagrania, ekipa gaśnicza wyszła z ulicy Wiejskiej</text:p>
          </table:table-cell>
          <table:table-cell table:number-columns-repeated="1019"/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time" office:time-value="PT00H04M44S">
            <text:p>00:04:44</text:p>
          </table:table-cell>
          <table:table-cell office:value-type="time" office:time-value="PT13H57M53S">
            <text:p>13:57:53</text:p>
          </table:table-cell>
          <table:table-cell office:value-type="string">
            <text:p>Komunikat z głośników: Proszę państwa, w imieniu organizatora prosimy o nieużywanie pirotechniki. Prosimy nie używać pirotechniki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time" office:time-value="PT02H58M35S">
            <text:p>02:58:35</text:p>
          </table:table-cell>
          <table:table-cell office:value-type="time" office:time-value="PT13H58M53S">
            <text:p>13:58:53</text:p>
          </table:table-cell>
          <table:table-cell office:value-type="string">
            <text:p>Komunikat z głośników: Koleżanki i koledzy! Oficjalnie zamykam pierwszy ogólnopolski tak wielki protest myśliwych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time" office:time-value="PT00H05M52S">
            <text:p>00:05:52</text:p>
          </table:table-cell>
          <table:table-cell office:value-type="time" office:time-value="PT13H59M01S">
            <text:p>13:59:01</text:p>
          </table:table-cell>
          <table:table-cell office:value-type="string">
            <text:p>Pojawiają się białe kaski w okolicy ogniska (ekipa gaśnicza). Potem jeden z nich gasi ognisko gaśnicą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time" office:time-value="PT02H26M43S">
            <text:p>02:26:43</text:p>
          </table:table-cell>
          <table:table-cell office:value-type="time" office:time-value="PT14H01M43S">
            <text:p>14:01:43</text:p>
          </table:table-cell>
          <table:table-cell office:value-type="string">
            <text:p>Policjanci (ekipa gaśnicza) weszli w tłum i użyli gazu</text:p>
          </table:table-cell>
          <table:table-cell table:number-columns-repeated="1019"/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time" office:time-value="PT02H33M55S">
            <text:p>02:33:55</text:p>
          </table:table-cell>
          <table:table-cell office:value-type="time" office:time-value="PT14H08M55S">
            <text:p>14:08:55</text:p>
          </table:table-cell>
          <table:table-cell office:value-type="string">
            <text:p>Policja wycofuje się z trawnika, na koniec utworzą zgrupowanie przy wjeździe na ulicę Frascati (skrzyżowanie z ulicą Wiejską)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time" office:time-value="PT00H16M56S">
            <text:p>00:16:56</text:p>
          </table:table-cell>
          <table:table-cell office:value-type="time" office:time-value="PT14H10M05S">
            <text:p>14:10:05</text:p>
          </table:table-cell>
          <table:table-cell office:value-type="string">
            <text:p>Początek zdarzenia z rzucaniem kamieni (skrzyżowanie ulicy Wiejskiej z ulicą Frascati)</text:p>
          </table:table-cell>
          <table:table-cell table:number-columns-repeated="1019"/>
        </table:table-row>
        <table:table-row table:style-name="ro1">
          <table:table-cell table:style-name="ce2" table:formula="of:=ROW()-1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5" office:value-type="time" office:time-value="PT00H20M10S">
            <text:p>00:20:10</text:p>
          </table:table-cell>
          <table:table-cell table:style-name="ce5" office:value-type="time" office:time-value="PT14H13M19S">
            <text:p>14:13:19</text:p>
          </table:table-cell>
          <table:table-cell table:style-name="ce3" office:value-type="string">
            <text:p>Eksplozje (skrzyżowanie ulicy Wiejskiej z ulicą Frascati). Policja użyła granatów hukowych z gazem.</text:p>
          </table:table-cell>
          <table:table-cell table:style-name="ce3" table:number-columns-repeated="1019"/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time" office:time-value="PT03H13M10S">
            <text:p>03:13:10</text:p>
          </table:table-cell>
          <table:table-cell office:value-type="time" office:time-value="PT14H13M28S">
            <text:p>14:13:28</text:p>
          </table:table-cell>
          <table:table-cell office:value-type="string">
            <text:p>Białe kaski przechodzą od Sejmu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time" office:time-value="PT03H13M36S">
            <text:p>03:13:36</text:p>
          </table:table-cell>
          <table:table-cell office:value-type="time" office:time-value="PT14H13M54S">
            <text:p>14:13:54</text:p>
          </table:table-cell>
          <table:table-cell office:value-type="string">
            <text:p>Koniec "Roty"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time" office:time-value="PT03H17M33S">
            <text:p>03:17:33</text:p>
          </table:table-cell>
          <table:table-cell office:value-type="time" office:time-value="PT14H17M51S">
            <text:p>14:17:51</text:p>
          </table:table-cell>
          <table:table-cell office:value-type="string">
            <text:p>Pojawiają się białe kaski w okolicach biura przepustek. Formuje się kordon policji na Wiejskiej w okolicy skrzyżowania z ulicą Frascati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time" office:time-value="PT00H33M11S">
            <text:p>00:33:11</text:p>
          </table:table-cell>
          <table:table-cell office:value-type="time" office:time-value="PT14H26M20S">
            <text:p>14:26:20</text:p>
          </table:table-cell>
          <table:table-cell office:value-type="string">
            <text:p>Nadjeżdża samochód z polewaczką od strony Placu Trzech Krzyży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time" office:time-value="PT02H54M00S">
            <text:p>02:54:00</text:p>
          </table:table-cell>
          <table:table-cell office:value-type="time" office:time-value="PT14H29M00S">
            <text:p>14:29:00</text:p>
          </table:table-cell>
          <table:table-cell office:value-type="string">
            <text:p>Przejeżdża samochód z napisem "Solidarność z rolnikami" w okolicy skrzyżowania z ulicą Frascati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time" office:time-value="PT02H57M28S">
            <text:p>02:57:28</text:p>
          </table:table-cell>
          <table:table-cell office:value-type="time" office:time-value="PT14H32M28S">
            <text:p>14:32:28</text:p>
          </table:table-cell>
          <table:table-cell office:value-type="string">
            <text:p>Rusza kordon policji, niedługo potem zatrzymanie chłopaka z flagą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time" office:time-value="PT03H01M29S">
            <text:p>03:01:29</text:p>
          </table:table-cell>
          <table:table-cell office:value-type="time" office:time-value="PT14H36M29S">
            <text:p>14:36:29</text:p>
          </table:table-cell>
          <table:table-cell office:value-type="string">
            <text:p>Wyprowadzili zatrzymanego chłopaka, widok przez kordon między hełmami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time" office:time-value="PT03H37M30S">
            <text:p>03:37:30</text:p>
          </table:table-cell>
          <table:table-cell office:value-type="time" office:time-value="PT14H41M21S">
            <text:p>14:41:21</text:p>
          </table:table-cell>
          <table:table-cell office:value-type="string">
            <text:p>seria eksplozji na ulicy Wiejskiej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time" office:time-value="PT03H52M25S">
            <text:p>03:52:25</text:p>
          </table:table-cell>
          <table:table-cell office:value-type="time" office:time-value="PT14H56M16S">
            <text:p>14:56:16</text:p>
          </table:table-cell>
          <table:table-cell office:value-type="string">
            <text:p>komunikat: policjanci ostrzegają..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time" office:time-value="PT03H52M48S">
            <text:p>03:52:48</text:p>
          </table:table-cell>
          <table:table-cell office:value-type="time" office:time-value="PT14H56M39S">
            <text:p>14:56:39</text:p>
          </table:table-cell>
          <table:table-cell office:value-type="string">
            <text:p>komunikat o groźbie użycia środków przymusu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time" office:time-value="PT03H54M50S">
            <text:p>03:54:50</text:p>
          </table:table-cell>
          <table:table-cell office:value-type="time" office:time-value="PT14H58M41S">
            <text:p>14:58:41</text:p>
          </table:table-cell>
          <table:table-cell office:value-type="string">
            <text:p>komunikat: Policja wzywa do rozejścia się w kierunku ulicy Matejki.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time" office:time-value="PT03H58M40S">
            <text:p>03:58:40</text:p>
          </table:table-cell>
          <table:table-cell office:value-type="time" office:time-value="PT15H02M31S">
            <text:p>15:02:31</text:p>
          </table:table-cell>
          <table:table-cell office:value-type="string">
            <text:p>początek natarcia policji od strony Placu Trzech Krzyży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time" office:time-value="PT04H57M04S">
            <text:p>04:57:04</text:p>
          </table:table-cell>
          <table:table-cell office:value-type="time" office:time-value="PT15H45M27S">
            <text:p>15:45:27</text:p>
          </table:table-cell>
          <table:table-cell office:value-type="string">
            <text:p>kogoś wyciągnęli z tłumu, użycie gazu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time" office:time-value="PT04H57M13S">
            <text:p>04:57:13</text:p>
          </table:table-cell>
          <table:table-cell office:value-type="time" office:time-value="PT15H45M36S">
            <text:p>15:45:36</text:p>
          </table:table-cell>
          <table:table-cell office:value-type="string">
            <text:p>eksplozje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table:style-name="Default" office:value-type="string">
            <text:p>Nagranie TV Trwam</text:p>
          </table:table-cell>
          <table:table-cell table:style-name="Default" office:value-type="string">
            <text:p>https://www.youtube.com/watch?v=pOO1KzlCmKQ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2">
            <text:p>2</text:p>
          </table:table-cell>
          <table:table-cell table:style-name="Default" office:value-type="string">
            <text:p>Relacja kanału MIR (Media Informacje Relacje)</text:p>
          </table:table-cell>
          <table:table-cell table:style-name="Default" office:value-type="string">
            <text:p>https://www.facebook.com/100063876590597/videos/252190404465527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table:style-name="Default" office:value-type="string">
            <text:p>Nagranie prowokacje na proteście, kanał MIR</text:p>
          </table:table-cell>
          <table:table-cell table:style-name="Default" office:value-type="string">
            <text:p>https://www.facebook.com/Live.MIR.tv/videos/protest-rolnik%C3%B3w-06032024-od-tego-si%C4%99-zacz%C4%99%C5%82y-zamieszki-na-eskalacj%C4%99-nie-trzeba-/2207634769599218/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4">
            <text:p>4</text:p>
          </table:table-cell>
          <table:table-cell table:style-name="Default" office:value-type="string">
            <text:p>Relacja Onet</text:p>
          </table:table-cell>
          <table:table-cell table:style-name="Default" office:value-type="string">
            <text:p>https://www.youtube.com/watch?v=njdq06OC_hs&amp;pp=ygUWcHJvdGVzdCByb2xuaWvDs3cgb25ldA%3D%3D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">
            <text:p>5</text:p>
          </table:table-cell>
          <table:table-cell table:style-name="Default" office:value-type="string">
            <text:p>Relacja emisjaTV</text:p>
          </table:table-cell>
          <table:table-cell table:style-name="Default" office:value-type="string">
            <text:p>https://www.youtube.com/watch?v=61ulyGHUFps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float" office:value="6">
            <text:p>6</text:p>
          </table:table-cell>
          <table:table-cell table:style-name="Default" office:value-type="string">
            <text:p>Nagranie widok z góry</text:p>
          </table:table-cell>
          <table:table-cell table:style-name="Default" office:value-type="string">
            <text:p>ZOMOTuska.mp4 <text:a xlink:href="https://www.youtube.com/watch?v=tJIKFYXv3og">https://www.youtube.com/watch?v=tJIKFYXv3og</text:a>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7">
            <text:p>7</text:p>
          </table:table-cell>
          <table:table-cell table:style-name="Default" office:value-type="string">
            <text:p>Relacja wRealu24</text:p>
          </table:table-cell>
          <table:table-cell table:style-name="Default" office:value-type="string">
            <text:p>https://banbye.com/watch/v_f6BX0twGfe0r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table:style-name="Default" office:value-type="string">
            <text:p>Nagranie prowokacja Fakt</text:p>
          </table:table-cell>
          <table:table-cell table:style-name="Default" office:value-type="string">
            <text:p>https://www.youtube.com/watch?v=qTyJYaCfqvw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 office:value-type="string">
            <text:p>stary</text:p>
          </table:table-cell>
          <table:table-cell table:style-name="Default" office:value-type="string">
            <text:p>nowy</text:p>
          </table:table-cell>
          <table:table-cell office:value-type="string">
            <text:p>różnica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office:value-type="time" office:time-value="PT14H42M08S">
            <text:p>14:42:08</text:p>
          </table:table-cell>
          <table:table-cell office:value-type="time" office:time-value="PT13H53M49S">
            <text:p>13:53:49</text:p>
          </table:table-cell>
          <table:table-cell table:formula="of:=[.C39]-[.D39]" office:value-type="time" office:time-value="PT00H48M19S">
            <text:p>00:48:19</text:p>
          </table:table-cell>
          <table:table-cell table:number-columns-repeated="1019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2">12.04.2024</text:date>, <text:time>11:10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Bystrzycki</meta:initial-creator>
    <meta:creation-date>2024-03-26T10:17:42.50</meta:creation-date>
    <dc:date>2024-04-12T11:10:12.91</dc:date>
    <dc:creator>Andrzej Bystrzycki</dc:creator>
    <meta:editing-duration>PT4H36M15S</meta:editing-duration>
    <meta:editing-cycles>18</meta:editing-cycles>
    <meta:generator>OpenOffice/4.1.15$Win32 OpenOffice.org_project/4115m2$Build-9813</meta:generator>
    <meta:document-statistic meta:table-count="3" meta:cell-count="165" meta:object-count="0"/>
  </office:meta>
</office:document-meta>
</file>